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4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5000" table:number-columns-spanned="2" table:number-rows-spanned="1">
            <text:p>50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5000" table:number-columns-spanned="2" table:number-rows-spanned="1">
            <text:p>50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100" table:number-columns-spanned="2" table:number-rows-spanned="1">
            <text:p>10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1500">
            <text:p>150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1850" table:number-columns-spanned="2" table:number-rows-spanned="1">
            <text:p>1850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148000">
            <text:p>1480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250" table:number-columns-spanned="2" table:number-rows-spanned="1">
            <text:p>25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6250">
            <text:p>6250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80">
            <text:p>8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000" table:number-columns-spanned="2" table:number-rows-spanned="1">
            <text:p>100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45000">
            <text:p>4500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3149" table:number-columns-spanned="2" table:number-rows-spanned="1">
            <text:p>3149</text:p>
          </table:table-cell>
          <table:covered-table-cell table:style-name="ce25"/>
          <table:table-cell table:style-name="ce34" table:content-validation-name="val8" office:value-type="string">
            <text:p>No Insulation</text:p>
          </table:table-cell>
          <table:table-cell table:style-name="ce22" table:formula="of:=IF(ISBLANK([.K12]);0;VLOOKUP([.K12];[Sheet2.D25:.E29];2;0))" office:value-type="float" office:value="18">
            <text:p>18</text:p>
          </table:table-cell>
          <table:table-cell table:style-name="ce22" table:formula="of:=[.I12]*[.L12]" office:value-type="float" office:value="56682">
            <text:p>56682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500" table:number-columns-spanned="2" table:number-rows-spanned="1">
            <text:p>50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69500">
            <text:p>6950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2500" table:number-columns-spanned="2" table:number-rows-spanned="1">
            <text:p>2500</text:p>
          </table:table-cell>
          <table:covered-table-cell table:style-name="ce25"/>
          <table:table-cell table:style-name="ce34" table:content-validation-name="val9" office:value-type="string">
            <text:p>No Insulation</text:p>
          </table:table-cell>
          <table:table-cell table:style-name="ce22" table:formula="of:=IF(ISBLANK([.K13]);0;VLOOKUP([.K13];[Sheet2.D11:.E15];2;0))" office:value-type="float" office:value="21">
            <text:p>21</text:p>
          </table:table-cell>
          <table:table-cell table:style-name="ce22" table:formula="of:=[.I13]*[.L13]" office:value-type="float" office:value="52500">
            <text:p>525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11">
            <text:p>11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5000" table:number-columns-spanned="2" table:number-rows-spanned="1">
            <text:p>5000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105000">
            <text:p>105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3149" table:number-columns-spanned="2" table:number-rows-spanned="1">
            <text:p>3149</text:p>
          </table:table-cell>
          <table:covered-table-cell table:style-name="ce22"/>
          <table:table-cell table:style-name="ce34" table:content-validation-name="val1" office:value-type="string">
            <text:p>No Insulation</text:p>
          </table:table-cell>
          <table:table-cell table:style-name="ce22" table:formula="of:=IF(ISBLANK([.D15]);0;VLOOKUP([.D15];[Sheet2.A4:.B7];2;0))" office:value-type="float" office:value="4">
            <text:p>4</text:p>
          </table:table-cell>
          <table:table-cell table:style-name="ce22" table:formula="of:=[.B15]*[.E15]" office:value-type="float" office:value="12596">
            <text:p>12596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5000">
            <text:p>500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320000">
            <text:p>320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2500" table:number-columns-spanned="2" table:number-rows-spanned="1">
            <text:p>250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27500">
            <text:p>2750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5000" table:number-columns-spanned="2" table:number-rows-spanned="1">
            <text:p>500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20000">
            <text:p>2000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682262">
            <text:p>682262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5000">
            <text:p>500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68000">
            <text:p>68000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682262" table:number-columns-spanned="2" table:number-rows-spanned="1">
            <text:p>682262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852827.5">
            <text:p>852827.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300" table:number-columns-spanned="2" table:number-rows-spanned="1">
            <text:p>300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90000">
            <text:p>900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2000" table:number-columns-spanned="2" table:number-rows-spanned="1">
            <text:p>2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2000">
            <text:p>2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342357">
            <text:p>342357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342357" table:number-columns-spanned="2" table:number-rows-spanned="1">
            <text:p>342357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17117.85">
            <text:p>17117.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359474.85">
            <text:p>359474.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5000">
            <text:p>500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65000">
            <text:p>650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300" table:number-columns-spanned="2" table:number-rows-spanned="1">
            <text:p>300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69000">
            <text:p>690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134000">
            <text:p>1340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359474.85" table:number-columns-spanned="2" table:number-rows-spanned="1">
            <text:p>359474.85</text:p>
          </table:table-cell>
          <table:covered-table-cell table:style-name="ce26"/>
          <table:table-cell table:style-name="ce26" table:formula="of:=[.F28]" office:value-type="float" office:value="134000" table:number-columns-spanned="2" table:number-rows-spanned="1">
            <text:p>134000</text:p>
          </table:table-cell>
          <table:covered-table-cell table:style-name="ce39"/>
          <table:table-cell table:style-name="ce40" table:formula="of:=[.F24]+[.F28]" office:value-type="float" office:value="493474.85">
            <text:p>493474.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3M03S</meta:editing-duration>
    <meta:generator>OpenOffice.org/3.2$Linux OpenOffice.org_project/320m12$Build-9483</meta:generator>
    <meta:initial-creator>Brian Rocks</meta:initial-creator>
    <dc:date>2011-12-17T19:51:52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